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size="14pt" officeooo:rsid="000e5dc5" officeooo:paragraph-rsid="000e5dc5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bold" officeooo:rsid="000e5dc5" officeooo:paragraph-rsid="000e5dc5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weight="bold" officeooo:rsid="000e5dc5" officeooo:paragraph-rsid="000e5dc5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40pt" fo:font-weight="bold" officeooo:rsid="000e5dc5" officeooo:paragraph-rsid="000e5dc5" style:font-size-asian="40pt" style:font-weight-asian="bold" style:font-size-complex="40pt" style:font-weight-complex="bold"/>
    </style:style>
    <style:style style:name="P7" style:family="paragraph" style:parent-style-name="Standard" style:list-style-name="L1">
      <style:paragraph-properties fo:line-height="150%"/>
      <style:text-properties fo:font-weight="bold" officeooo:rsid="000e5dc5" officeooo:paragraph-rsid="000e5dc5" style:font-weight-asian="bold" style:font-weight-complex="bold"/>
    </style:style>
    <style:style style:name="P8" style:family="paragraph" style:parent-style-name="Standard" style:list-style-name="L2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P9" style:family="paragraph" style:parent-style-name="Standard" style:list-style-name="L3">
      <style:paragraph-properties fo:line-height="150%"/>
      <style:text-properties fo:font-weight="bold" officeooo:rsid="000f5af9" officeooo:paragraph-rsid="000f5af9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11" style:family="paragraph" style:parent-style-name="Standard" style:list-style-name="L2">
      <style:paragraph-properties fo:line-height="150%"/>
      <style:text-properties fo:font-weight="normal" officeooo:rsid="000e5dc5" officeooo:paragraph-rsid="000e5dc5" style:font-weight-asian="normal" style:font-weight-complex="normal"/>
    </style:style>
    <style:style style:name="P12" style:family="paragraph" style:parent-style-name="Standard" style:list-style-name="L2">
      <style:paragraph-properties fo:line-height="150%"/>
      <style:text-properties fo:font-weight="normal" officeooo:rsid="000f5af9" officeooo:paragraph-rsid="000f5af9" style:font-weight-asian="normal" style:font-weight-complex="normal"/>
    </style:style>
    <style:style style:name="P13" style:family="paragraph" style:parent-style-name="Standard" style:list-style-name="L3">
      <style:paragraph-properties fo:line-height="150%"/>
      <style:text-properties fo:font-weight="normal" officeooo:rsid="000f5af9" officeooo:paragraph-rsid="000f5a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c3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gem de Requisitos por Arquitetura do Software: <text:span text:style-name="T1">Adjustment</text:span></text:p>
      <text:p text:style-name="P1"/>
      <text:p text:style-name="P1">Autor: Ricardo Luiz da Silva Júnior</text:p>
      <text:p text:style-name="P1">Cargo: Analista e Desenvolvedor de Software</text:p>
      <text:p text:style-name="P1"/>
      <text:p text:style-name="P6">Adjustment</text:p>
      <text:p text:style-name="P3">Descrição:</text:p>
      <text:p text:style-name="P1"><text:tab/>Realização de notificação e acompanhamento, através, de lista de checagem, acerca de manutenção e ajustes de componentes de veículos (Carros, motos). Levando em consideração o manual de cada modelo de automóvel cedido pelas construtoras.</text:p>
      <text:p text:style-name="P1"><text:tab/>A aplicação realiza um monitoramento, utilizando o GPS do dispositivo móvel (smartphone com Android ou IOS), o software realiza uma seria de cálculos de acordo com uma base de dados na internet para auxiliar o usuário do automóvel, a realizar, ajustes por período (medido por meses) ou por quilometragem (medindo a quilometragem obtida pelos leitores de gps). <text:span text:style-name="T2">Os dados dependem do que for fornecido pelas fabricantes de automóveis.</text:span></text:p>
      <text:p text:style-name="P1"/>
      <text:p text:style-name="P3">Tecnologias Necessárias</text:p>
      <text:list xml:id="list405432766" text:style-name="L1">
        <text:list-item>
          <text:p text:style-name="P7">Back-End WEB</text:p>
          <text:list>
            <text:list-item>
              <text:p text:style-name="P10">Laravel (servidor retaguarda)</text:p>
            </text:list-item>
            <text:list-item>
              <text:p text:style-name="P10">Caddy (Servidor web full https, agrega aplicação laravel)</text:p>
            </text:list-item>
            <text:list-item>
              <text:p text:style-name="P10">Banco de dados Postgres</text:p>
            </text:list-item>
          </text:list>
        </text:list-item>
        <text:list-item>
          <text:p text:style-name="P7">Mobile</text:p>
          <text:list>
            <text:list-item>
              <text:p text:style-name="P10">React ou Ionic</text:p>
            </text:list-item>
          </text:list>
        </text:list-item>
        <text:list-item>
          <text:p text:style-name="P7">Front-end WEB</text:p>
          <text:list>
            <text:list-item>
              <text:p text:style-name="P10">Angular</text:p>
            </text:list-item>
            <text:list-item>
              <text:p text:style-name="P10">Material Google ou bootstrap</text:p>
            </text:list-item>
          </text:list>
        </text:list-item>
      </text:list>
      <text:p text:style-name="P1"/>
      <text:p text:style-name="P3">Requisitos Funcionais e Não-funcionais</text:p>
      <text:p text:style-name="P1"/>
      <text:p text:style-name="P4">Web</text:p>
      <text:list xml:id="list2928559970" text:style-name="L2">
        <text:list-item>
          <text:p text:style-name="P8">Funcionais</text:p>
          <text:list>
            <text:list-item>
              <text:p text:style-name="P11"><text:soft-page-break/>Construção de tabela de ajustes e manutenção por veículos (modelo, tipo, marca, fabricante);</text:p>
            </text:list-item>
            <text:list-item>
              <text:p text:style-name="P11">Histórico de Rodagem (armazenamento do trafego registrado pelo GPS);</text:p>
            </text:list-item>
            <text:list-item>
              <text:p text:style-name="P11">Inserção ou alteração manual da quilometragem do veiculo escolhido (o sistema pode n captar a rodagem, ou o veiculo já ter rodado durante um tempo antes de usar o aplicativo);</text:p>
            </text:list-item>
            <text:list-item>
              <text:p text:style-name="P11">Notificações de Manutenção/Ajuste de componentes do veiculo;</text:p>
            </text:list-item>
            <text:list-item>
              <text:p text:style-name="P11">Lista e acompanhamento da checagem dos componentes do automóvel;</text:p>
            </text:list-item>
            <text:list-item>
              <text:p text:style-name="P12">Descrição da peça a ser verificada;</text:p>
            </text:list-item>
            <text:list-item>
              <text:p text:style-name="P12">Usuário deve estar devidamente registrado;</text:p>
            </text:list-item>
            <text:list-item>
              <text:p text:style-name="P12">Usuário pode ter associado mais de um veiculo;</text:p>
            </text:list-item>
          </text:list>
        </text:list-item>
        <text:list-item>
          <text:p text:style-name="P8">Não-funcionais</text:p>
          <text:list>
            <text:list-item>
              <text:p text:style-name="P12">Interface assíncrona no navegador web (usando interfaces ricas);</text:p>
            </text:list-item>
            <text:list-item>
              <text:p text:style-name="P12">Interface minimalista para o usuário;</text:p>
            </text:list-item>
            <text:list-item>
              <text:p text:style-name="P12">Usuário deve estar reconhecido pelo sistema;</text:p>
            </text:list-item>
          </text:list>
        </text:list-item>
      </text:list>
      <text:p text:style-name="P5">Mobile</text:p>
      <text:list xml:id="list2917896068" text:style-name="L3">
        <text:list-item>
          <text:p text:style-name="P9">Funcionais</text:p>
          <text:list>
            <text:list-item>
              <text:p text:style-name="P13">Conectividade com API;</text:p>
            </text:list-item>
            <text:list-item>
              <text:p text:style-name="P13">Reconhecimento de veiculo em andamento (verificar algoritmo para isso);</text:p>
            </text:list-item>
            <text:list-item>
              <text:p text:style-name="P13">Rastreio de quilometragem rodada durante um tempo, no próprio dispositivo mobile, antes de mandar para a retaguarda (utilizar sistema de arquivos para armazenar os cálculos e realizar verificação antes de enviar);</text:p>
            </text:list-item>
            <text:list-item>
              <text:p text:style-name="P13">Monitoramento por GPS;</text:p>
            </text:list-item>
            <text:list-item>
              <text:p text:style-name="P13">Execução do aplicativo em Background;</text:p>
            </text:list-item>
            <text:list-item>
              <text:p text:style-name="P13">Notificações dentro do aplicativo e como pop-ups do Sistema operacional mobile;</text:p>
            </text:list-item>
            <text:list-item>
              <text:p text:style-name="P13">Lista de checagem de ajuste/manutenção;</text:p>
            </text:list-item>
            <text:list-item>
              <text:p text:style-name="P13">Descrição do ajuste/manutenção</text:p>
            </text:list-item>
            <text:list-item>
              <text:p text:style-name="P13">Escolha do veiculo em questão;</text:p>
            </text:list-item>
          </text:list>
        </text:list-item>
        <text:list-item>
          <text:p text:style-name="P9">Não-funcionais</text:p>
          <text:list>
            <text:list-item>
              <text:p text:style-name="P13">Interface minimalista;</text:p>
            </text:list-item>
            <text:list-item>
              <text:p text:style-name="P13">Não funciona sem acesso a internet;</text:p>
            </text:list-item>
            <text:list-item>
              <text:p text:style-name="P13">Usuário deve estar reconhecido na plataforma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8:35:19.041318915</meta:creation-date>
    <dc:date>2019-04-07T23:46:02.495480292</dc:date>
    <meta:editing-duration>PT2H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95" meta:character-count="2572" meta:non-whitespace-character-count="2258"/>
  </office:meta>
</office:document-meta>
</file>